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9aa2" officeooo:paragraph-rsid="001d9aa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205df6" officeooo:paragraph-rsid="00205df6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27600c" officeooo:paragraph-rsid="002a3ce7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27600c" officeooo:paragraph-rsid="00509c59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f0963" officeooo:paragraph-rsid="002f096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313d99" officeooo:paragraph-rsid="00313d9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313d99" officeooo:paragraph-rsid="00316cf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e780c" officeooo:paragraph-rsid="001e780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316cf3" officeooo:paragraph-rsid="00316cf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332c06" officeooo:paragraph-rsid="00332c06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313d99" officeooo:paragraph-rsid="00313d99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332c06" officeooo:paragraph-rsid="00332c06"/>
    </style:style>
    <style:style style:name="P13" style:family="paragraph" style:parent-style-name="Standard">
      <style:paragraph-properties fo:text-align="justify" style:justify-single-word="false"/>
      <style:text-properties officeooo:rsid="003413b9" officeooo:paragraph-rsid="003413b9"/>
    </style:style>
    <style:style style:name="P14" style:family="paragraph" style:parent-style-name="Standard">
      <style:paragraph-properties fo:text-align="justify" style:justify-single-word="false"/>
      <style:text-properties officeooo:rsid="003852fb" officeooo:paragraph-rsid="003852fb"/>
    </style:style>
    <style:style style:name="P15" style:family="paragraph" style:parent-style-name="Standard">
      <style:paragraph-properties fo:text-align="justify" style:justify-single-word="false"/>
      <style:text-properties officeooo:rsid="0041cf18" officeooo:paragraph-rsid="004766cd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normal" officeooo:rsid="00332c06" officeooo:paragraph-rsid="00332c0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332c06" officeooo:paragraph-rsid="00332c06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weight="normal" officeooo:rsid="00332c06" officeooo:paragraph-rsid="00332c0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3413b9" officeooo:paragraph-rsid="00332c0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36ae14" officeooo:paragraph-rsid="003413b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40175b" officeooo:paragraph-rsid="003852f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09c59" style:font-weight-asian="bold" style:font-weight-complex="bold"/>
    </style:style>
    <style:style style:name="T3" style:family="text">
      <style:text-properties fo:font-weight="bold" officeooo:rsid="0050e84c" style:font-weight-asian="bold" style:font-weight-complex="bold"/>
    </style:style>
    <style:style style:name="T4" style:family="text">
      <style:text-properties officeooo:rsid="00316cf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413b9" style:font-weight-asian="normal" style:font-weight-complex="normal"/>
    </style:style>
    <style:style style:name="T7" style:family="text">
      <style:text-properties fo:font-weight="normal" officeooo:rsid="00344cce" style:font-weight-asian="normal" style:font-weight-complex="normal"/>
    </style:style>
    <style:style style:name="T8" style:family="text">
      <style:text-properties fo:font-weight="normal" officeooo:rsid="0034ff4c" style:font-weight-asian="normal" style:font-weight-complex="normal"/>
    </style:style>
    <style:style style:name="T9" style:family="text">
      <style:text-properties fo:font-weight="normal" officeooo:rsid="0036ae14" style:font-weight-asian="normal" style:font-weight-complex="normal"/>
    </style:style>
    <style:style style:name="T10" style:family="text">
      <style:text-properties fo:font-weight="normal" officeooo:rsid="0039942a" style:font-weight-asian="normal" style:font-weight-complex="normal"/>
    </style:style>
    <style:style style:name="T11" style:family="text">
      <style:text-properties fo:font-weight="normal" officeooo:rsid="00399702" style:font-weight-asian="normal" style:font-weight-complex="normal"/>
    </style:style>
    <style:style style:name="T12" style:family="text">
      <style:text-properties fo:font-weight="normal" officeooo:rsid="0039e10b" style:font-weight-asian="normal" style:font-weight-complex="normal"/>
    </style:style>
    <style:style style:name="T13" style:family="text">
      <style:text-properties fo:font-weight="normal" officeooo:rsid="003ab0b3" style:font-weight-asian="normal" style:font-weight-complex="normal"/>
    </style:style>
    <style:style style:name="T14" style:family="text">
      <style:text-properties fo:font-weight="normal" officeooo:rsid="003b0651" style:font-weight-asian="normal" style:font-weight-complex="normal"/>
    </style:style>
    <style:style style:name="T15" style:family="text">
      <style:text-properties fo:font-weight="normal" officeooo:rsid="003c2d80" style:font-weight-asian="normal" style:font-weight-complex="normal"/>
    </style:style>
    <style:style style:name="T16" style:family="text">
      <style:text-properties fo:font-weight="normal" officeooo:rsid="003c4541" style:font-weight-asian="normal" style:font-weight-complex="normal"/>
    </style:style>
    <style:style style:name="T17" style:family="text">
      <style:text-properties fo:font-weight="normal" officeooo:rsid="003cf908" style:font-weight-asian="normal" style:font-weight-complex="normal"/>
    </style:style>
    <style:style style:name="T18" style:family="text">
      <style:text-properties fo:font-weight="normal" officeooo:rsid="003d6e3e" style:font-weight-asian="normal" style:font-weight-complex="normal"/>
    </style:style>
    <style:style style:name="T19" style:family="text">
      <style:text-properties fo:font-weight="normal" officeooo:rsid="003e59e6" style:font-weight-asian="normal" style:font-weight-complex="normal"/>
    </style:style>
    <style:style style:name="T20" style:family="text">
      <style:text-properties fo:font-weight="normal" officeooo:rsid="0040175b" style:font-weight-asian="normal" style:font-weight-complex="normal"/>
    </style:style>
    <style:style style:name="T21" style:family="text">
      <style:text-properties fo:font-weight="normal" officeooo:rsid="0042dfe9" style:font-weight-asian="normal" style:font-weight-complex="normal"/>
    </style:style>
    <style:style style:name="T22" style:family="text">
      <style:text-properties fo:font-weight="normal" officeooo:rsid="0043a07d" style:font-weight-asian="normal" style:font-weight-complex="normal"/>
    </style:style>
    <style:style style:name="T23" style:family="text">
      <style:text-properties fo:font-weight="normal" officeooo:rsid="0044bb67" style:font-weight-asian="normal" style:font-weight-complex="normal"/>
    </style:style>
    <style:style style:name="T24" style:family="text">
      <style:text-properties fo:font-weight="normal" officeooo:rsid="0046102f" style:font-weight-asian="normal" style:font-weight-complex="normal"/>
    </style:style>
    <style:style style:name="T25" style:family="text">
      <style:text-properties fo:font-weight="normal" officeooo:rsid="004766cd" style:font-weight-asian="normal" style:font-weight-complex="normal"/>
    </style:style>
    <style:style style:name="T26" style:family="text">
      <style:text-properties fo:font-weight="normal" officeooo:rsid="0048fcdb" style:font-weight-asian="normal" style:font-weight-complex="normal"/>
    </style:style>
    <style:style style:name="T27" style:family="text">
      <style:text-properties fo:font-weight="normal" officeooo:rsid="004a34dd" style:font-weight-asian="normal" style:font-weight-complex="normal"/>
    </style:style>
    <style:style style:name="T28" style:family="text">
      <style:text-properties fo:font-weight="normal" officeooo:rsid="004b54f5" style:font-weight-asian="normal" style:font-weight-complex="normal"/>
    </style:style>
    <style:style style:name="T29" style:family="text">
      <style:text-properties fo:font-weight="normal" officeooo:rsid="004ce14f" style:font-weight-asian="normal" style:font-weight-complex="normal"/>
    </style:style>
    <style:style style:name="T30" style:family="text">
      <style:text-properties fo:font-weight="normal" officeooo:rsid="004ed9c8" style:font-weight-asian="normal" style:font-weight-complex="normal"/>
    </style:style>
    <style:style style:name="T31" style:family="text">
      <style:text-properties fo:font-weight="normal" officeooo:rsid="00506b24" style:font-weight-asian="normal" style:font-weight-complex="normal"/>
    </style:style>
    <style:style style:name="T32" style:family="text">
      <style:text-properties fo:font-weight="normal" officeooo:rsid="0052bce7" style:font-weight-asian="normal" style:font-weight-complex="normal"/>
    </style:style>
    <style:style style:name="T33" style:family="text">
      <style:text-properties fo:font-weight="normal" officeooo:rsid="00545b04" style:font-weight-asian="normal" style:font-weight-complex="normal"/>
    </style:style>
    <style:style style:name="T34" style:family="text">
      <style:text-properties fo:font-weight="normal" officeooo:rsid="0054f872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dvolání proti částečnému odepření informací</text:p>
      <text:p text:style-name="P1"/>
      <text:p text:style-name="P8">Vážení,</text:p>
      <text:p text:style-name="P7">rozhodnutím ze dne 23.12.2015 městská část Praha 1 (dále jen „povinný subjekt“) rozhodla o částečném odmítnutí mé žádosti o informace ze dne 9.2.2015. <text:span text:style-name="T4">S částí tohoto rozhodnutí nesouhlasím a proto proti němu podávám odvolání v souladu s § 16 odst. 1 zákona č. 106/1999 Sb., o svobodném přístupu k informacím (dále jen „InfZ“).</text:span></text:p>
      <text:p text:style-name="P7"/>
      <text:p text:style-name="P9">Povinný subjekt rozhodl o odmítnutí těchto informací:</text:p>
      <text:p text:style-name="P9"/>
      <text:p text:style-name="P10">1.</text:p>
      <text:list xml:id="list7317750997142202794" text:style-name="L1">
        <text:list-item>
          <text:p text:style-name="P16">u každého domu, resp. bytu, název správcovské společnosti spravující tento dům, resp. byt (pokud je spravován správcovskou společností),</text:p>
        </text:list-item>
        <text:list-item>
          <text:p text:style-name="P16">u každého bytu údaj, zda je tento byt v současnosti pronajímán,</text:p>
        </text:list-item>
        <text:list-item>
          <text:p text:style-name="P16">u bytů, které jsou pronajímány, výši nájmu za metr čtvereční, jméno (popř. název) nájemce, dobu nájmu,</text:p>
        </text:list-item>
      </text:list>
      <text:p text:style-name="P10">2.</text:p>
      <text:list xml:id="list2274733207886413706" text:style-name="L2">
        <text:list-item>
          <text:p text:style-name="P18">u každé nemovitosti, popř. nebytové jednotky, název správcovské společnosti spravující tuto nemovitost, popř. jednotku (pokud je spravována správcovskou společností),</text:p>
        </text:list-item>
        <text:list-item>
          <text:p text:style-name="P18">u každé nebytové jednotky údaj, zda je tato jednotka v současnosti pronajímána,</text:p>
        </text:list-item>
        <text:list-item>
          <text:p text:style-name="P18">u jednotek, které jsou pronajímány, výši nájmu za metr čtvereční, jméno (popř. název) nájemce, dobu nájmu</text:p>
        </text:list-item>
      </text:list>
      <text:p text:style-name="P10"/>
      <text:p text:style-name="P12"><text:span text:style-name="T5"><text:tab/>(jednotlivé body budu dále označovat jako </text:span><text:span text:style-name="T12">body </text:span><text:span text:style-name="T5">1a-c a 2a-c).</text:span></text:p>
      <text:p text:style-name="P10"/>
      <text:p text:style-name="P12"><text:span text:style-name="T5">Co se týče rozhodnutí v bodě 1a a 2a, </text:span><text:span text:style-name="T6">proti těmto částem rozhodnutí odvolání nepodávám. Ačkoliv je dle mého názoru odůvodnění povinného subjektu i v této části chybné, již 12.11.2015 jsem neformálním přípisem povinnému subjektu sdělil, že na poskytnutí těchto informací netrvám, protože je nepovažuji za zásadní.</text:span></text:p>
      <text:p text:style-name="P19"/>
      <text:p text:style-name="P13"><text:span text:style-name="T5">Stejně tak se neodvolávám proti rozhodnutí v bodě 1c v části, která se týká jm</text:span><text:span text:style-name="T32">en</text:span><text:span text:style-name="T5"> nájemc</text:span><text:span text:style-name="T16">ů – fyzických osob</text:span><text:span text:style-name="T5">. Ačkoliv mám za to, že i takovéto by měly být bez problému poskytovány, </text:span><text:span text:style-name="T7">chápu, že v některých případech (</text:span><text:span text:style-name="T8">např. snížené nájemné kvůli sociálním </text:span><text:span text:style-name="T9">potížím nájemce</text:span><text:span text:style-name="T7">) </text:span><text:span text:style-name="T9">to může být problematické a tyto údaje pro mě nejsou zásadní.</text:span></text:p>
      <text:p text:style-name="P20"/>
      <text:p text:style-name="P14"><text:span text:style-name="T9">O</text:span><text:span text:style-name="T5">dvolávám se však proti zbytku rozhodnutí. </text:span><text:span text:style-name="T10">Naprosto se neztotožňuji s odůvodněním povinného subjektu, že údaje ve zbytku bodu 1c a bodech 1b, 2b a 2c jsou hodny ochrany </text:span><text:span text:style-name="T11">např. kvůli ochraně osobních údajů. </text:span><text:span text:style-name="T12">Co se týče bodu 1, pak se mi jeví jako absurdní argumentace, že povinný subjekt nemůže poskytnout základní údaje o hospodaření se svými byty (výše nájmu, údaj, zda jsou pronajímány a na jakou dobu) jen proto, že v nich (a to </text:span><text:span text:style-name="T13">pravděpodobně ne ve všech</text:span><text:span text:style-name="T12">!) někdo bydlí, </text:span><text:span text:style-name="T13">když ve stejném rozhodnutí už kvůli ochraně osobních údajů odmítl poskytnout jména nájemců. </text:span><text:span text:style-name="T15">Využitím této konstrukce</text:span><text:span text:style-name="T14"> by efektivně zabránil kontrole hospodaření se svým nemovitým majetkem ze strany veřejnosti. </text:span><text:span text:style-name="T17">Z údajů v bodě 1b lze například zjistit, kolik je volných bytů v domech určených k privatizaci, což </text:span><text:span text:style-name="T18">může být velmi důležitá informace z hlediska toho, jak jsou takové byty </text:span><text:span text:style-name="T19">poté povinným subjektem </text:span><text:span text:style-name="T18">obsazovány, </text:span><text:span text:style-name="T19">než k privatizaci dojde. </text:span><text:span text:style-name="T20">Informační hodnotu údajů v bodě 1c <text:s/>z hlediska kontroly hospodaření snad netřeba rozebírat.</text:span></text:p>
      <text:p text:style-name="P21"/>
      <text:p text:style-name="P15"><text:span text:style-name="T5">Za ještě více nesmyslné považuji rozhodnutí v bodě 2 (a v bodě 1c v části, která se týká názvů nájemců – právnických osob). </text:span><text:span text:style-name="T21">Nebytové prostory jsou pronajímány předpokládám převážně právnickým osobám, případně fyzickým osobám za účelem podnikání. Právnické osoby žádné osobní údaje nemají, </text:span><text:span text:style-name="T22">základní </text:span><text:span text:style-name="T21">osobní údaje fyzických osob – podnikatelů jsou </text:span><text:span text:style-name="T23">zase </text:span><text:span text:style-name="T21">zveřejňovány v obchodním rejstříku </text:span><text:span text:style-name="T22">a zvláštní ochranu tak nepotřebují, </text:span><text:span text:style-name="T28">navíc požadované informace se nevztahují </text:span><text:soft-page-break/><text:span text:style-name="T28">k jejich osobnímu životu, nýbrž k podnikání</text:span><text:span text:style-name="T21">. </text:span><text:span text:style-name="T24">Rozhodnutí Nejvyššího správního soudu o nutnosti komunikace s dotčenými osobami se na tento případ jistě nevztahuje. </text:span><text:span text:style-name="T25">Dotčená osoba je ve správním řádu definována přes „práva nabytá v dobré víře, jakož i oprávněné zájmy osob, jichž se činnost správního orgánu v jednotlivém případě dotýká“. </text:span><text:span text:style-name="T26">Povinný subjekt ani nenaznačuje, jakých nabytých práv či oprávněných zájmů by jeho činnost v tomto případě měla dotýkat. </text:span><text:span text:style-name="T27">Zcela jistě by to nebyla ochrana osobních údajů, když právnické osoby je nemají a požadované údaje </text:span><text:span text:style-name="T28">o </text:span><text:span text:style-name="T27">fyzických osob</text:span><text:span text:style-name="T28">ách</text:span><text:span text:style-name="T27"> – podnikatel</text:span><text:span text:style-name="T28">ích se vztahují k jejich podnikání, nikoliv </text:span><text:span text:style-name="T30">k </text:span><text:span text:style-name="T28">soukromému životu </text:span><text:span text:style-name="T30">(a navíc již jsou zveřejněn</text:span><text:span text:style-name="T34">é</text:span><text:span text:style-name="T30">)</text:span><text:span text:style-name="T27">. </text:span><text:span text:style-name="T28">Nemůže se jednat </text:span><text:span text:style-name="T29">např. </text:span><text:span text:style-name="T28">ani o obchodní tajemství, </text:span><text:span text:style-name="T29">protože požadované informace nenaplňují definici obchodního tajemství. </text:span><text:span text:style-name="T30">Nezbývá tak než shrnout, že požadované informace ve výše uvedených bodech jednoznačně spadají </text:span><text:span text:style-name="T31">pod rozsah informací, které je potřeba dle InfZ poskytnout, a to bez nutnosti kontaktovat nájemce.</text:span></text:p>
      <text:p text:style-name="P2"/>
      <text:p text:style-name="P4"><text:span text:style-name="T2">Vzhledem k výše uvedenému navrhuji</text:span><text:span text:style-name="T1">, aby nadřízený orgán v souladu s </text:span><text:span text:style-name="T2">§ 90 odst. 1 písm. b) napadanou část rozhodnutí zrušil a vyslovil závazný právní názor, že požadované informace spadají pod rozsah informací, které je třeba v souladu s InfZ na žádost poskytnout, a to i bez </text:span><text:span text:style-name="T3">nutnosti oslovit jednotlivé nájemce.</text:span></text:p>
      <text:p text:style-name="P3"/>
      <text:p text:style-name="P5">Předem děkuji za vyřízení.</text:p>
      <text:p text:style-name="P5"/>
      <text:p text:style-name="P6">Závěrem bych chtěl povinnému subjektu poděkovat za to, že rozhodnutí mi poslal elektronickou cestou, jak od počátku žádám, a doufám, že nadále již bude žádost vyřizovat takto zákonným způsobem.</text:p>
      <text:p text:style-name="P3"/>
      <text:p text:style-name="P5">Adam Zábranský,</text:p>
      <text:p text:style-name="P5">narozen 28.12.1993,</text:p>
      <text:p text:style-name="P5">trvale bytem Zbynická 6, 153 00 Praha 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2:29:28.052000000</meta:creation-date>
    <dc:date>2015-12-26T12:17:15.216000000</dc:date>
    <meta:editing-duration>PT2H31M43S</meta:editing-duration>
    <meta:editing-cycles>58</meta:editing-cycles>
    <meta:generator>LibreOffice/5.0.3.2$Windows_x86 LibreOffice_project/e5f16313668ac592c1bfb310f4390624e3dbfb75</meta:generator>
    <meta:document-statistic meta:table-count="0" meta:image-count="0" meta:object-count="0" meta:page-count="2" meta:paragraph-count="23" meta:word-count="741" meta:character-count="4861" meta:non-whitespace-character-count="4143"/>
  </office:meta>
</office:document-meta>
</file>